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7cm" fo:min-width="6.008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43cm" fo:min-width="4.154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43cm" fo:min-width="4.154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2.442cm" fo:min-width="7.164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575cm" fo:min-width="2.99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style:text-underline-style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216cm" svg:height="2.887cm" svg:x="6.968cm" svg:y="2.196cm">
          <text:p text:style-name="P1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4.653cm" svg:height="2.737cm" svg:x="8.349cm" svg:y="7.253cm">
          <text:p text:style-name="P2">num1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2" xml:id="id3" draw:id="id3" draw:layer="layout" svg:width="4.653cm" svg:height="2.737cm" svg:x="8.439cm" svg:y="11.815cm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2" xml:id="id4" draw:id="id4" draw:layer="layout" svg:width="7.664cm" svg:height="2.692cm" svg:x="6.935cm" svg:y="16.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" draw:id="id5" draw:layer="layout" svg:width="4.081cm" svg:height="2.559cm" draw:transform="rotate (0.0207694180987322) translate (8.734cm 20.632cm)">
          <text:p text:style-name="P2">Media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" draw:text-style-name="P1" xml:id="id6" draw:id="id6" draw:layer="layout" svg:width="7.216cm" svg:height="2.887cm" svg:x="7.197cm" svg:y="25.006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6" draw:text-style-name="P3" draw:layer="layout" svg:width="2.195cm" svg:height="0.962cm" svg:x="9.581cm" svg:y="12.953cm">
          <draw:text-box>
            <text:p>Num2</text:p>
          </draw:text-box>
        </draw:frame>
        <draw:frame draw:style-name="gr6" draw:text-style-name="P3" draw:layer="layout" svg:width="7.102cm" svg:height="0.962cm" svg:x="7.026cm" svg:y="17.472cm">
          <draw:text-box>
            <text:p>media=(num1+num2)/2</text:p>
          </draw:text-box>
        </draw:frame>
        <draw:connector draw:style-name="gr7" draw:text-style-name="P4" draw:layer="layout" draw:type="line" svg:x1="10.576cm" svg:y1="5.083cm" svg:x2="10.676cm" svg:y2="7.525cm" draw:start-shape="id1" draw:start-glue-point="6" draw:end-shape="id2" draw:end-glue-point="4" svg:d="M10576 5083l100 2442" svg:viewBox="0 0 101 2443">
          <text:p/>
        </draw:connector>
        <draw:connector draw:style-name="gr8" draw:text-style-name="P4" draw:layer="layout" draw:type="line" svg:x1="10.676cm" svg:y1="9.774cm" svg:x2="10.766cm" svg:y2="12.087cm" draw:start-shape="id2" draw:start-glue-point="6" draw:end-shape="id3" draw:end-glue-point="4" svg:d="M10676 9774l90 2313" svg:viewBox="0 0 91 2314">
          <text:p/>
        </draw:connector>
        <draw:connector draw:style-name="gr9" draw:text-style-name="P4" draw:layer="layout" draw:type="line" svg:x1="10.766cm" svg:y1="14.336cm" svg:x2="10.767cm" svg:y2="16.33cm" draw:start-shape="id3" draw:start-glue-point="6" draw:end-shape="id4" draw:end-glue-point="4" svg:d="M10766 14336l1 1994" svg:viewBox="0 0 2 1995">
          <text:p/>
        </draw:connector>
        <draw:connector draw:style-name="gr10" draw:text-style-name="P4" draw:layer="layout" draw:type="line" svg:x1="10.767cm" svg:y1="19.022cm" svg:x2="10.774cm" svg:y2="20.59cm" draw:start-shape="id4" draw:start-glue-point="6" draw:end-shape="id5" draw:end-glue-point="4" svg:d="M10767 19022l7 1568" svg:viewBox="0 0 8 1569">
          <text:p/>
        </draw:connector>
        <draw:connector draw:style-name="gr11" draw:text-style-name="P4" draw:layer="layout" draw:type="line" svg:x1="10.828cm" svg:y1="23.15cm" svg:x2="10.805cm" svg:y2="25.006cm" draw:start-shape="id5" draw:start-glue-point="6" draw:end-shape="id6" draw:end-glue-point="4" svg:d="M10828 23150l-23 1856" svg:viewBox="0 0 24 185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3T08:34:29.733757542</meta:creation-date>
    <dc:date>2026-03-23T08:46:29.808255601</dc:date>
    <meta:editing-duration>PT19S</meta:editing-duration>
    <meta:editing-cycles>1</meta:editing-cycles>
    <meta:document-statistic meta:object-count="13"/>
    <meta:generator>LibreOffice/24.2.7.2$Linux_X86_64 LibreOffice_project/420$Build-2</meta:generator>
  </office:meta>
</office:document-meta>
</file>